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96a120" officeooo:paragraph-rsid="0096a120"/>
    </style:style>
    <style:style style:name="P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2e296f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b416f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b1495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e68f7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e9e12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b00114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c2fac" style:font-size-asian="16pt" style:font-weight-asian="normal" style:font-name-complex="TH SarabunPSK2" style:font-size-complex="16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4a3d2" officeooo:paragraph-rsid="00264f94" style:font-size-asian="16pt" style:font-weight-asian="normal" style:font-name-complex="TH SarabunPSK2" style:font-size-complex="16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5f462" officeooo:paragraph-rsid="0095f462" style:font-size-asian="16pt" style:font-weight-asian="normal" style:font-name-complex="TH SarabunPSK2" style:font-size-complex="16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b1495" style:font-size-asian="16pt" style:font-weight-asian="normal" style:font-name-complex="TH SarabunPSK2" style:font-size-complex="16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bb20e" style:font-size-asian="16pt" style:font-weight-asian="normal" style:font-name-complex="TH SarabunPSK2" style:font-size-complex="16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e68f7" style:font-size-asian="16pt" style:font-weight-asian="normal" style:font-name-complex="TH SarabunPSK2" style:font-size-complex="16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00114" style:font-size-asian="16pt" style:font-weight-asian="normal" style:font-name-complex="TH SarabunPSK2" style:font-size-complex="16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19f7e" style:font-size-asian="16pt" style:font-weight-asian="normal" style:font-name-complex="TH SarabunPSK2" style:font-size-complex="16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40898" style:font-size-asian="16pt" style:font-weight-asian="normal" style:font-name-complex="TH SarabunPSK2" style:font-size-complex="16pt" style:font-weight-complex="normal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H SarabunPSK2" fo:font-size="16pt" fo:font-weight="normal" officeooo:rsid="00245285" officeooo:paragraph-rsid="00b40898" style:font-size-asian="16pt" style:font-weight-asian="normal" style:font-name-complex="TH SarabunPSK2" style:font-size-complex="16pt" style:font-weight-complex="normal"/>
    </style:style>
    <style:style style:name="P18" style:family="paragraph" style:parent-style-name="Standard">
      <style:paragraph-properties fo:line-height="150%" fo:text-align="end" style:justify-single-word="false"/>
      <style:text-properties style:font-name="TH SarabunPSK2" fo:font-size="16pt" fo:font-weight="bold" officeooo:rsid="009b251f" officeooo:paragraph-rsid="009b251f" style:font-size-asian="16pt" style:font-weight-asian="bold" style:font-name-complex="TH SarabunPSK2" style:font-size-complex="16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TH SarabunPSK2" fo:font-size="16pt" fo:font-weight="bold" officeooo:rsid="009b251f" officeooo:paragraph-rsid="00a9ba7f" style:font-size-asian="16pt" style:font-weight-asian="bold" style:font-name-complex="TH SarabunPSK2" style:font-size-complex="16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9ba7f" style:font-size-asian="16pt" style:font-weight-asian="bold" style:font-name-complex="TH SarabunPSK2" style:font-size-complex="16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bb20e" style:font-size-asian="16pt" style:font-weight-asian="bold" style:font-name-complex="TH SarabunPSK2" style:font-size-complex="16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d9c17" style:font-size-asian="16pt" style:font-weight-asian="bold" style:font-name-complex="TH SarabunPSK2" style:font-size-complex="16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b35e84" style:font-size-asian="16pt" style:font-weight-asian="bold" style:font-name-complex="TH SarabunPSK2" style:font-size-complex="16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264f94" officeooo:paragraph-rsid="00ab1495" style:font-size-asian="16pt" style:font-weight-asian="normal" style:font-name-complex="TH SarabunPSK2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H SarabunPSK2" fo:font-size="20pt" fo:font-weight="normal" officeooo:rsid="00264f94" officeooo:paragraph-rsid="00264f94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TH SarabunPSK2" fo:font-size="20pt" fo:font-weight="bold" officeooo:rsid="00bac411" officeooo:paragraph-rsid="00ae68f7" style:font-size-asian="20pt" style:font-weight-asian="bold" style:font-name-complex="TH SarabunPSK2" style:font-size-complex="20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95f462" officeooo:paragraph-rsid="0095f462" style:font-size-asian="18pt" style:font-weight-asian="bold" style:font-name-complex="TH SarabunPSK2" style:font-size-complex="18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7ccf9" style:font-size-asian="18pt" style:font-weight-asian="bold" style:font-name-complex="TH SarabunPSK2" style:font-size-complex="18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9ba7f" style:font-size-asian="18pt" style:font-weight-asian="bold" style:font-name-complex="TH SarabunPSK2" style:font-size-complex="18p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bb20e" style:font-size-asian="18pt" style:font-weight-asian="bold" style:font-name-complex="TH SarabunPSK2" style:font-size-complex="18pt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d9c17" style:font-size-asian="18pt" style:font-weight-asian="bold" style:font-name-complex="TH SarabunPSK2" style:font-size-complex="18pt" style:font-weight-complex="bold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b35e84" style:font-size-asian="18pt" style:font-weight-asian="bold" style:font-name-complex="TH SarabunPSK2" style:font-size-complex="18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TH SarabunPSK2" fo:font-size="18pt" fo:font-weight="bold" officeooo:rsid="00264f94" officeooo:paragraph-rsid="00264f94" style:font-size-asian="18pt" style:font-weight-asian="bold" style:font-name-complex="TH SarabunPSK2" style:font-size-complex="18pt" style:font-weight-complex="bold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3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9dcd68" style:font-size-asian="16pt" style:font-weight-asian="normal" style:font-name-complex="TH SarabunPSK2" style:font-size-complex="16pt" style:font-weight-complex="normal"/>
    </style:style>
    <style:style style:name="P3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9eb9e7" style:font-size-asian="16pt" style:font-weight-asian="normal" style:font-name-complex="TH SarabunPSK2" style:font-size-complex="16pt" style:font-weight-complex="normal"/>
    </style:style>
    <style:style style:name="P3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a0e506" style:font-size-asian="16pt" style:font-weight-asian="normal" style:font-name-complex="TH SarabunPSK2" style:font-size-complex="16pt" style:font-weight-complex="normal"/>
    </style:style>
    <style:style style:name="P4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a18bb8" style:font-size-asian="16pt" style:font-weight-asian="normal" style:font-name-complex="TH SarabunPSK2" style:font-size-complex="16pt" style:font-weight-complex="normal"/>
    </style:style>
    <style:style style:name="P4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5bce" officeooo:paragraph-rsid="009b251f" style:font-size-asian="16pt" style:font-weight-asian="normal" style:font-name-complex="TH SarabunPSK2" style:font-size-complex="16pt" style:font-weight-complex="normal"/>
    </style:style>
    <style:style style:name="P4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18bb8" style:font-size-asian="16pt" style:font-weight-asian="normal" style:font-name-complex="TH SarabunPSK2" style:font-size-complex="16pt" style:font-weight-complex="normal"/>
    </style:style>
    <style:style style:name="P4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281b9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426cc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5e688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style:font-name="TH SarabunPSK2" fo:font-size="18pt" fo:font-weight="bold" officeooo:rsid="00264f94" officeooo:paragraph-rsid="00a0e506" style:font-size-asian="18pt" style:font-weight-asian="bold" style:font-name-complex="TH SarabunPSK2" style:font-size-complex="18pt" style:font-weight-complex="bold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style:font-name="TH SarabunPSK2" fo:font-size="18pt" fo:font-weight="bold" officeooo:rsid="00264f94" officeooo:paragraph-rsid="00a18bb8" style:font-size-asian="18pt" style:font-weight-asian="bold" style:font-name-complex="TH SarabunPSK2" style:font-size-complex="18pt" style:font-weight-complex="bold"/>
    </style:style>
    <style:style style:name="P4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eeda" officeooo:paragraph-rsid="00a0e506" style:font-size-asian="16pt" style:font-weight-asian="normal" style:font-name-complex="TH SarabunPSK2" style:font-size-complex="16pt" style:font-weight-complex="normal"/>
    </style:style>
    <style:style style:name="P4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7327b" officeooo:paragraph-rsid="00a0e506" style:font-size-asian="16pt" style:font-weight-asian="normal" style:font-name-complex="TH SarabunPSK2" style:font-size-complex="16pt" style:font-weight-complex="normal"/>
    </style:style>
    <style:style style:name="P5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892a3" officeooo:paragraph-rsid="00a0e506" style:font-size-asian="16pt" style:font-weight-asian="normal" style:font-name-complex="TH SarabunPSK2" style:font-size-complex="16pt" style:font-weight-complex="normal"/>
    </style:style>
    <style:style style:name="P5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94789" officeooo:paragraph-rsid="00a0e506" style:font-size-asian="16pt" style:font-weight-asian="normal" style:font-name-complex="TH SarabunPSK2" style:font-size-complex="16pt" style:font-weight-complex="normal"/>
    </style:style>
    <style:style style:name="P5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a18bb8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5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0a426cc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0a5e688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55" style:family="paragraph" style:parent-style-name="Standard">
      <style:paragraph-properties fo:line-height="150%" fo:text-align="end" style:justify-single-word="false" style:writing-mode="lr-tb"/>
      <style:text-properties style:font-name="TH SarabunPSK2" fo:font-size="16pt" fo:font-style="normal" fo:font-weight="bold" officeooo:rsid="006222e6" officeooo:paragraph-rsid="00a7ccf9" style:font-size-asian="16pt" style:font-style-asian="normal" style:font-weight-asian="bold" style:font-name-complex="TH SarabunPSK2" style:font-size-complex="16pt" style:font-style-complex="normal" style:font-weight-complex="bold"/>
    </style:style>
    <style:style style:name="P5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ab1495" officeooo:paragraph-rsid="00ab1495" style:font-size-asian="16pt" style:font-weight-asian="normal" style:font-name-complex="TH SarabunPSK2" style:font-size-complex="16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dd1678" officeooo:paragraph-rsid="00ab1495" style:font-size-asian="16pt" style:font-weight-asian="normal" style:font-name-complex="TH SarabunPSK2" style:font-size-complex="16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a9ba7f" officeooo:paragraph-rsid="00abb20e" style:font-size-asian="16pt" style:font-weight-asian="bold" style:font-name-complex="TH SarabunPSK2" style:font-size-complex="16pt" style:font-weight-complex="bold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b79aad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b4c63e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245285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bc644a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c1a1b4" style:font-size-asian="16pt" style:font-weight-asian="normal" style:font-size-complex="16pt" style:font-weight-complex="normal"/>
    </style:style>
    <style:style style:name="T10" style:family="text">
      <style:text-properties fo:font-size="16pt" fo:font-weight="bold" officeooo:rsid="009b251f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ad9c17" style:font-size-asian="16pt" style:font-weight-asian="bold" style:font-size-complex="16pt" style:font-weight-complex="bold"/>
    </style:style>
    <style:style style:name="T12" style:family="text">
      <style:text-properties officeooo:rsid="0065eeda"/>
    </style:style>
    <style:style style:name="T13" style:family="text">
      <style:text-properties officeooo:rsid="009f03a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07897" style:font-weight-asian="normal" style:font-weight-complex="normal"/>
    </style:style>
    <style:style style:name="T16" style:family="text">
      <style:text-properties fo:font-weight="normal" officeooo:rsid="006f1ab5" style:font-weight-asian="normal" style:font-weight-complex="normal"/>
    </style:style>
    <style:style style:name="T17" style:family="text">
      <style:text-properties fo:font-weight="normal" officeooo:rsid="00a172af" style:font-weight-asian="normal" style:font-weight-complex="normal"/>
    </style:style>
    <style:style style:name="T18" style:family="text">
      <style:text-properties fo:font-weight="normal" officeooo:rsid="0097db3c" style:font-weight-asian="normal" style:font-weight-complex="normal"/>
    </style:style>
    <style:style style:name="T19" style:family="text">
      <style:text-properties fo:font-weight="normal" officeooo:rsid="009e3c65" style:font-weight-asian="normal" style:font-weight-complex="normal"/>
    </style:style>
    <style:style style:name="T20" style:family="text">
      <style:text-properties fo:font-weight="normal" officeooo:rsid="00a858a8" style:font-weight-asian="normal" style:font-weight-complex="normal"/>
    </style:style>
    <style:style style:name="T21" style:family="text">
      <style:text-properties fo:font-weight="normal" officeooo:rsid="012d1bf2" style:font-weight-asian="normal" style:font-weight-complex="normal"/>
    </style:style>
    <style:style style:name="T22" style:family="text">
      <style:text-properties fo:font-weight="normal" officeooo:rsid="00dd1678" style:font-weight-asian="normal" style:font-weight-complex="normal"/>
    </style:style>
    <style:style style:name="T23" style:family="text">
      <style:text-properties fo:font-weight="normal" officeooo:rsid="00da0598" style:font-weight-asian="normal" style:font-weight-complex="normal"/>
    </style:style>
    <style:style style:name="T24" style:family="text">
      <style:text-properties fo:font-weight="normal" officeooo:rsid="00daf302" style:font-weight-asian="normal" style:font-weight-complex="normal"/>
    </style:style>
    <style:style style:name="T25" style:family="text">
      <style:text-properties fo:font-weight="normal" officeooo:rsid="013c5d60" style:font-weight-asian="normal" style:font-weight-complex="normal"/>
    </style:style>
    <style:style style:name="T26" style:family="text">
      <style:text-properties fo:font-weight="normal" officeooo:rsid="01465bfa" style:font-weight-asian="normal" style:font-weight-complex="normal"/>
    </style:style>
    <style:style style:name="T27" style:family="text">
      <style:text-properties fo:font-weight="normal" officeooo:rsid="015e72aa" style:font-weight-asian="normal" style:font-weight-complex="normal"/>
    </style:style>
    <style:style style:name="T28" style:family="text">
      <style:text-properties fo:font-weight="normal" officeooo:rsid="00bad4ea" style:font-weight-asian="normal" style:font-weight-complex="normal"/>
    </style:style>
    <style:style style:name="T29" style:family="text">
      <style:text-properties fo:font-weight="normal" officeooo:rsid="0066c048" style:font-weight-asian="normal" style:font-weight-complex="normal"/>
    </style:style>
    <style:style style:name="T30" style:family="text">
      <style:text-properties fo:font-weight="normal" officeooo:rsid="006aeff7" style:font-weight-asian="normal" style:font-weight-complex="normal"/>
    </style:style>
    <style:style style:name="T31" style:family="text">
      <style:text-properties fo:font-weight="normal" officeooo:rsid="006c8a5f" style:font-weight-asian="normal" style:font-weight-complex="normal"/>
    </style:style>
    <style:style style:name="T32" style:family="text">
      <style:text-properties fo:font-weight="normal" officeooo:rsid="00f1a5dc" style:font-weight-asian="normal" style:font-weight-complex="normal"/>
    </style:style>
    <style:style style:name="T33" style:family="text">
      <style:text-properties fo:font-weight="normal" officeooo:rsid="00bac411" style:font-weight-asian="normal" style:font-weight-complex="normal"/>
    </style:style>
    <style:style style:name="T34" style:family="text">
      <style:text-properties fo:font-weight="normal" officeooo:rsid="00ef7a2f" style:font-weight-asian="normal" style:font-weight-complex="normal"/>
    </style:style>
    <style:style style:name="T35" style:family="text">
      <style:text-properties fo:font-weight="normal" officeooo:rsid="00ca2a91" style:font-weight-asian="normal" style:font-weight-complex="normal"/>
    </style:style>
    <style:style style:name="T36" style:family="text">
      <style:text-properties fo:font-weight="normal" officeooo:rsid="010c4d57" style:font-weight-asian="normal" style:font-weight-complex="normal"/>
    </style:style>
    <style:style style:name="T37" style:family="text">
      <style:text-properties officeooo:rsid="00264f94"/>
    </style:style>
    <style:style style:name="T38" style:family="text">
      <style:text-properties officeooo:rsid="002a31c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2e296f" style:font-style-asian="normal" style:font-style-complex="normal"/>
    </style:style>
    <style:style style:name="T41" style:family="text">
      <style:text-properties fo:font-style="normal" officeooo:rsid="00da5c06" style:font-style-asian="normal" style:font-style-complex="normal"/>
    </style:style>
    <style:style style:name="T42" style:family="text">
      <style:text-properties fo:font-style="normal" officeooo:rsid="003a1d39" style:font-style-asian="normal" style:font-style-complex="normal"/>
    </style:style>
    <style:style style:name="T43" style:family="text">
      <style:text-properties fo:font-style="normal" officeooo:rsid="006222e6" style:font-style-asian="normal" style:font-style-complex="normal"/>
    </style:style>
    <style:style style:name="T44" style:family="text">
      <style:text-properties fo:font-style="normal" officeooo:rsid="006222e6" style:font-style-asian="normal" style:font-name-complex="TH SarabunPSK2" style:font-style-complex="normal"/>
    </style:style>
    <style:style style:name="T45" style:family="text">
      <style:text-properties fo:font-style="normal" officeooo:rsid="00a281b9" style:font-style-asian="normal" style:font-name-complex="TH SarabunPSK2" style:font-style-complex="normal"/>
    </style:style>
    <style:style style:name="T46" style:family="text">
      <style:text-properties fo:font-style="normal" officeooo:rsid="00245285" style:font-style-asian="normal" style:font-name-complex="TH SarabunPSK2" style:font-style-complex="normal"/>
    </style:style>
    <style:style style:name="T47" style:family="text">
      <style:text-properties fo:font-style="normal" officeooo:rsid="00a426cc" style:font-style-asian="normal" style:font-name-complex="TH SarabunPSK2" style:font-style-complex="normal"/>
    </style:style>
    <style:style style:name="T48" style:family="text">
      <style:text-properties fo:font-style="normal" officeooo:rsid="012a3ce5" style:font-style-asian="normal" style:font-name-complex="TH SarabunPSK2" style:font-style-complex="normal"/>
    </style:style>
    <style:style style:name="T49" style:family="text">
      <style:text-properties fo:font-style="normal" officeooo:rsid="00a5e688" style:font-style-asian="normal" style:font-name-complex="TH SarabunPSK2" style:font-style-complex="normal"/>
    </style:style>
    <style:style style:name="T50" style:family="text">
      <style:text-properties fo:font-style="normal" fo:font-weight="normal" officeooo:rsid="00a172a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e7d5a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78a27b" style:font-style-asian="normal" style:font-weight-asian="normal" style:font-name-complex="TH SarabunPSK2" style:font-style-complex="normal" style:font-weight-complex="normal"/>
    </style:style>
    <style:style style:name="T53" style:family="text">
      <style:text-properties fo:font-style="normal" fo:font-weight="normal" officeooo:rsid="00a281b9" style:font-style-asian="normal" style:font-weight-asian="normal" style:font-name-complex="TH SarabunPSK2" style:font-style-complex="normal" style:font-weight-complex="normal"/>
    </style:style>
    <style:style style:name="T54" style:family="text">
      <style:text-properties officeooo:rsid="00a7ccf9"/>
    </style:style>
    <style:style style:name="T55" style:family="text">
      <style:text-properties officeooo:rsid="00a9ba7f"/>
    </style:style>
    <style:style style:name="T56" style:family="text">
      <style:text-properties officeooo:rsid="00dd1678"/>
    </style:style>
    <style:style style:name="T57" style:family="text">
      <style:text-properties officeooo:rsid="006aeff7"/>
    </style:style>
    <style:style style:name="T58" style:family="text">
      <style:text-properties officeooo:rsid="006c8a5f"/>
    </style:style>
    <style:style style:name="T59" style:family="text">
      <style:text-properties officeooo:rsid="006f1ab5"/>
    </style:style>
    <style:style style:name="T60" style:family="text">
      <style:text-properties officeooo:rsid="006ffe62"/>
    </style:style>
    <style:style style:name="T6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a858a8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12d1bf2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12f73ff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normal" officeooo:rsid="01311c0f" style:font-weight-asian="normal" style:font-weight-complex="normal"/>
    </style:style>
    <style:style style:name="T66" style:family="text">
      <style:text-properties fo:font-variant="normal" fo:text-transform="none" fo:color="#000000" fo:letter-spacing="normal" fo:font-style="normal" fo:font-weight="normal" officeooo:rsid="0131a87f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1344ea0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134ec9b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e9c90b" style:font-weight-asian="normal" style:font-weight-complex="normal"/>
    </style:style>
    <style:style style:name="T70" style:family="text">
      <style:text-properties fo:font-variant="normal" fo:text-transform="none" fo:color="#000000" fo:letter-spacing="normal" fo:font-style="normal" fo:font-weight="normal" officeooo:rsid="012de98e" style:font-weight-asian="normal" style:font-weight-complex="normal"/>
    </style:style>
    <style:style style:name="T71" style:family="text">
      <style:text-properties fo:font-variant="normal" fo:text-transform="none" fo:color="#000000" fo:letter-spacing="normal" fo:font-style="normal" fo:font-weight="normal" officeooo:rsid="01332e44" style:font-weight-asian="normal" style:font-weight-complex="normal"/>
    </style:style>
    <style:style style:name="T72" style:family="text">
      <style:text-properties fo:font-variant="normal" fo:text-transform="none" fo:color="#000000" fo:letter-spacing="normal" fo:font-style="normal" fo:font-weight="normal" officeooo:rsid="0136fbf4" style:font-weight-asian="normal" style:font-weight-complex="normal"/>
    </style:style>
    <style:style style:name="T73" style:family="text">
      <style:text-properties fo:font-variant="normal" fo:text-transform="none" fo:color="#000000" fo:letter-spacing="normal" fo:font-style="normal" fo:font-weight="normal" officeooo:rsid="01383df7" style:font-weight-asian="normal" style:font-weight-complex="normal"/>
    </style:style>
    <style:style style:name="T74" style:family="text">
      <style:text-properties fo:font-variant="normal" fo:text-transform="none" fo:color="#000000" fo:letter-spacing="normal" fo:font-style="normal" fo:font-weight="normal" officeooo:rsid="013a0ac7" style:font-weight-asian="normal" style:font-weight-complex="normal"/>
    </style:style>
    <style:style style:name="T75" style:family="text">
      <style:text-properties fo:font-variant="normal" fo:text-transform="none" fo:color="#000000" fo:letter-spacing="normal" fo:font-style="normal" fo:font-weight="normal" officeooo:rsid="013a8612" style:font-weight-asian="normal" style:font-weight-complex="normal"/>
    </style:style>
    <style:style style:name="T76" style:family="text">
      <style:text-properties fo:font-variant="normal" fo:text-transform="none" fo:color="#000000" fo:letter-spacing="normal" fo:font-style="normal" fo:font-weight="normal" officeooo:rsid="013c5d60" style:font-weight-asian="normal" style:font-weight-complex="normal"/>
    </style:style>
    <style:style style:name="T77" style:family="text">
      <style:text-properties fo:font-variant="normal" fo:text-transform="none" fo:color="#000000" fo:letter-spacing="normal" fo:font-style="normal" fo:font-weight="normal" officeooo:rsid="013d26e0" style:font-weight-asian="normal" style:font-weight-complex="normal"/>
    </style:style>
    <style:style style:name="T78" style:family="text">
      <style:text-properties fo:font-variant="normal" fo:text-transform="none" fo:color="#000000" fo:letter-spacing="normal" fo:font-style="normal" fo:font-weight="normal" officeooo:rsid="013ebabc" style:font-weight-asian="normal" style:font-weight-complex="normal"/>
    </style:style>
    <style:style style:name="T79" style:family="text">
      <style:text-properties fo:font-variant="normal" fo:text-transform="none" fo:color="#000000" fo:letter-spacing="normal" fo:font-style="normal" fo:font-weight="normal" officeooo:rsid="013f9a8c" style:font-weight-asian="normal" style:font-weight-complex="normal"/>
    </style:style>
    <style:style style:name="T80" style:family="text">
      <style:text-properties fo:font-variant="normal" fo:text-transform="none" fo:color="#000000" fo:letter-spacing="normal" fo:font-style="normal" fo:font-weight="normal" officeooo:rsid="01451ed0" style:font-weight-asian="normal" style:font-weight-complex="normal"/>
    </style:style>
    <style:style style:name="T81" style:family="text">
      <style:text-properties officeooo:rsid="00d68561"/>
    </style:style>
    <style:style style:name="T82" style:family="text">
      <style:text-properties officeooo:rsid="00d74a56"/>
    </style:style>
    <style:style style:name="T83" style:family="text">
      <style:text-properties officeooo:rsid="00d74f30"/>
    </style:style>
    <style:style style:name="T84" style:family="text">
      <style:text-properties officeooo:rsid="00d8aaed"/>
    </style:style>
    <style:style style:name="T85" style:family="text">
      <style:text-properties officeooo:rsid="00ad9c17"/>
    </style:style>
    <style:style style:name="T86" style:family="text">
      <style:text-properties officeooo:rsid="00b4cc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กิตติกรรมประกาศ</text:p>
      <text:p text:style-name="P25"/>
      <text:p text:style-name="P35"><text:s text:c="7"/><text:span text:style-name="T2">การจัดทำโครงงานฉบับนี้สำเร็จได้ด้วยดีต้องกราบขอบพระคุณอาจารย์ที่ปรึกษา <text:s text:c="8"/></text:span><text:span text:style-name="T3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4">ความรู้ที่ได้มาจัดทำโครงงานจนสำเร็จลุล่วงไปด้วยดี ผู้จัดทำจึงขอขอบพระคุณมา ณ โอกาสนี้</text:span></text:p>
      <text:p text:style-name="P9"/>
      <text:p text:style-name="P9"/>
      <text:p text:style-name="P27"><text:span text:style-name="T4"><text:s text:c="100"/>ธ</text:span><text:span text:style-name="T1">งชัย เที่ยงธรรม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"><text:soft-page-break/>สารบัญ</text:p>
      <text:p text:style-name="P29"/>
      <text:p text:style-name="P18">หน้า</text:p>
      <text:p text:style-name="P41">กิตติกรรมประกาศ <text:s text:c="94"/><text:span text:style-name="T86">ก</text:span></text:p>
      <text:p text:style-name="P41">สารบัญ <text:s text:c="107"/><text:span text:style-name="T86">ข</text:span></text:p>
      <text:p text:style-name="P41">สารบัญตาราง <text:s text:c="100"/><text:span text:style-name="T86">ง</text:span></text:p>
      <text:p text:style-name="P41">สารบัญภาพ <text:s text:c="102"/><text:span text:style-name="T86">ฉ</text:span></text:p>
      <text:p text:style-name="P37">บทที่ 1 <text:s/>บทนำ <text:s text:c="99"/><text:span text:style-name="T13">1 </text:span></text:p>
      <text:p text:style-name="P38"><text:s text:c="11"/><text:span text:style-name="T12">ที่มาและความสำคัญของปัญหา <text:s text:c="69"/>-</text:span></text:p>
      <text:p text:style-name="P39"><text:s text:c="11"/><text:span text:style-name="T12">วัตถุประสงค์</text:span></text:p>
      <text:p text:style-name="P48"><text:s text:c="11"/>ประโยชน์ที่คาดว่าจะได้รับ</text:p>
      <text:p text:style-name="P48"><text:s text:c="11"/>ระเบียบวิธีการดำเนินงาน</text:p>
      <text:p text:style-name="P49"><text:s text:c="11"/>ขอบเขตของการดำเนินงาน</text:p>
      <text:p text:style-name="P50"><text:s text:c="11"/>ทรัพยากร หรือ เครื่องมือในการวิจัย หรือ ในการพัฒนา</text:p>
      <text:p text:style-name="P50"><text:s text:c="11"/>แผนการดำเนินงาน</text:p>
      <text:p text:style-name="P51"><text:s text:c="11"/>งบประมาณที่ใช้</text:p>
      <text:p text:style-name="P42">บทที่ 2 <text:s/><text:span text:style-name="T37">ทฤษฎีที่เกี่ยวข้อง</text:span></text:p>
      <text:p text:style-name="P40"><text:s text:c="11"/>ความรู้เกี่ยวกับHTML</text:p>
      <text:p text:style-name="P40"><text:s text:c="11"/>ความรู้เกี่ยวกับ<text:span text:style-name="T38">Java</text:span></text:p>
      <text:p text:style-name="P40"><text:s text:c="11"/>ความรู้เกี่ยวกับ<text:span text:style-name="T40">S</text:span><text:span text:style-name="T39">pring </text:span><text:span text:style-name="T41">B</text:span><text:span text:style-name="T39">oot </text:span><text:span text:style-name="T41">Framework</text:span></text:p>
      <text:p text:style-name="P40"><text:span text:style-name="T41"><text:s text:c="11"/>ความรู้เกี่ยวกับ</text:span><text:span text:style-name="T42">J</text:span><text:span text:style-name="T41">soup</text:span></text:p>
      <text:p text:style-name="P52"><text:s text:c="11"/>ความรู้เกี่ยวกับMariaDB</text:p>
      <text:p text:style-name="P52"><text:s text:c="11"/>ความรู้เกี่ยวกับElasticSearch</text:p>
      <text:p text:style-name="P52"><text:s text:c="11"/>ความรู้เกี่ยวกับRedis</text:p>
      <text:p text:style-name="P52"><text:s text:c="11"/>ความรู้เกี่ยวกับAngular</text:p>
      <text:p text:style-name="P52"><text:s text:c="11"/>ความรู้เกี่ยวกับIonic Framework</text:p>
      <text:p text:style-name="P52"><text:s text:c="11"/>ความรู้เกี่ยวกับDocker</text:p>
      <text:p text:style-name="P52"><text:s text:c="11"/>ความรู้เกี่ยวกับWeb APIs</text:p>
      <text:p text:style-name="P40"><text:span text:style-name="T41"><text:s text:c="11"/>ความรู้เกี่ยวกับ </text:span><text:span text:style-name="T43">การคิดหาส่วนลดเป็นเปอร์เซ็นต์</text:span></text:p>
      <text:p text:style-name="P43"><text:span text:style-name="T44">บทที่ </text:span><text:span text:style-name="T45">3</text:span><text:span text:style-name="T44"> <text:s/></text:span><text:span text:style-name="T46">วิเคราะห์และออกแบบระบบ</text:span></text:p>
      <text:p text:style-name="P43"><text:span text:style-name="Strong_20_Emphasis"><text:span text:style-name="T53"><text:s text:c="11"/>Use Case Diagram</text:span></text:span><text:span text:style-name="Strong_20_Emphasis"><text:span text:style-name="T52"> </text:span></text:span></text:p>
      <text:p text:style-name="P43"><text:span text:style-name="Strong_20_Emphasis"><text:span text:style-name="T52"><text:s text:c="11"/></text:span></text:span><text:span text:style-name="Strong_20_Emphasis"><text:span text:style-name="T53">Sequence Diagram</text:span></text:span></text:p>
      <text:p text:style-name="P43"><text:span text:style-name="Strong_20_Emphasis"><text:span text:style-name="T53"><text:s text:c="11"/>Activity Diagram</text:span></text:span></text:p>
      <text:p text:style-name="P43"><text:span text:style-name="Strong_20_Emphasis"><text:span text:style-name="T53"><text:s text:c="11"/>Class Diagram</text:span></text:span></text:p>
      <text:p text:style-name="P30"><text:soft-page-break/>สารบัญ<text:span text:style-name="T54">(ต่อ)</text:span></text:p>
      <text:p text:style-name="P30"/>
      <text:p text:style-name="P55">หน้า</text:p>
      <text:p text:style-name="P44"><text:span text:style-name="T44">บทที่ </text:span><text:span text:style-name="T47">4</text:span><text:span text:style-name="T44"> <text:s/></text:span><text:span text:style-name="T46">การพัฒนาระบบและ</text:span><text:span text:style-name="T48">การทดสอบระบบ</text:span></text:p>
      <text:p text:style-name="P44"><text:span text:style-name="T48"><text:s text:c="11"/></text:span><text:span text:style-name="T47">หลักการทำงานของระบบ web scrapping</text:span></text:p>
      <text:p text:style-name="P44"><text:span text:style-name="T47"><text:s text:c="11"/></text:span><text:span text:style-name="T49">Interface Design</text:span></text:p>
      <text:p text:style-name="P53"><text:s text:c="11"/>การทดสอบระบบ</text:p>
      <text:p text:style-name="P45"><text:span text:style-name="T44">บทที่ </text:span><text:span text:style-name="T49">5</text:span><text:span text:style-name="T44"> <text:s/></text:span><text:span text:style-name="T49">สรุปปัญหาและข้อเสนอแนะ</text:span></text:p>
      <text:p text:style-name="P54"><text:s text:c="11"/>สรุปผลการดำเนินการ</text:p>
      <text:p text:style-name="P54"><text:s text:c="11"/>สรุปปัญหาและวิธีการแก้ไขปัญหา</text:p>
      <text:p text:style-name="P54"><text:s text:c="11"/>ข้อเสนอแนะ</text:p>
      <text:p text:style-name="P47"/>
      <text:p text:style-name="P42"/>
      <text:p text:style-name="P4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oft-page-break/>สารบัญ<text:span text:style-name="T55">ตาราง</text:span></text:p>
      <text:p text:style-name="P31"/>
      <text:p text:style-name="P20"><text:span text:style-name="T55">ตารางที่ <text:s text:c="98"/></text:span>หน้า</text:p>
      <text:p text:style-name="P56"><text:s text:c="5"/>3.1 <text:s/>Use Case Main Diagram</text:p>
      <text:p text:style-name="P56"><text:s text:c="5"/>3.2 Use Case Description Log in</text:p>
      <text:p text:style-name="P57"><text:s text:c="5"/>3.3 Use Case Description Web control</text:p>
      <text:p text:style-name="P11"><text:span text:style-name="T56"><text:s text:c="5"/>3</text:span>.<text:span text:style-name="T81">4</text:span> Use Case Description <text:span text:style-name="T57">Schedule</text:span></text:p>
      <text:p text:style-name="P11"><text:span text:style-name="T56"><text:s text:c="5"/>3</text:span>.<text:span text:style-name="T82">5</text:span> Use Case Description <text:span text:style-name="T58">Users</text:span></text:p>
      <text:p text:style-name="P11"><text:span text:style-name="T56"><text:s text:c="5"/>3</text:span>.<text:span text:style-name="T83">6</text:span> Use Case Description <text:span text:style-name="T59">Switch database</text:span></text:p>
      <text:p text:style-name="P11"><text:span text:style-name="T56"><text:s text:c="5"/>3</text:span>.<text:span text:style-name="T84">7</text:span> Use Case Description <text:span text:style-name="T60">Log</text:span></text:p>
      <text:p text:style-name="P11"><text:span text:style-name="Strong_20_Emphasis"><text:span text:style-name="T22"><text:s text:c="5"/>3</text:span></text:span><text:span text:style-name="Strong_20_Emphasis"><text:span text:style-name="T14">.</text:span></text:span><text:span text:style-name="Strong_20_Emphasis"><text:span text:style-name="T23">8</text:span></text:span><text:span text:style-name="Strong_20_Emphasis"><text:span text:style-name="T14"> Use Case Description </text:span></text:span><text:span text:style-name="Strong_20_Emphasis"><text:span text:style-name="T16">Search</text:span></text:span></text:p>
      <text:p text:style-name="P11"><text:span text:style-name="Strong_20_Emphasis"><text:span text:style-name="T24"><text:s text:c="5"/>3</text:span></text:span><text:span text:style-name="Strong_20_Emphasis"><text:span text:style-name="T14">.</text:span></text:span><text:span text:style-name="Strong_20_Emphasis"><text:span text:style-name="T24">9</text:span></text:span><text:span text:style-name="Strong_20_Emphasis"><text:span text:style-name="T14"> Use Case Description </text:span></text:span><text:span text:style-name="Strong_20_Emphasis"><text:span text:style-name="T16">Select category</text:span></text:span></text:p>
      <text:p text:style-name="P4"><text:span text:style-name="Strong_20_Emphasis"><text:span text:style-name="T17"><text:s text:c="5"/>3.10 WEB</text:span></text:span><text:span text:style-name="Strong_20_Emphasis"><text:span text:style-name="T14"> (</text:span></text:span><text:span text:style-name="Strong_20_Emphasis"><text:span text:style-name="T18">เว็บ</text:span></text:span><text:span text:style-name="Strong_20_Emphasis"><text:span text:style-name="T14">)</text:span></text:span></text:p>
      <text:p text:style-name="P4"><text:span text:style-name="Strong_20_Emphasis"><text:span text:style-name="T50"><text:s text:c="5"/>3.</text:span></text:span><text:span text:style-name="Strong_20_Emphasis"><text:span text:style-name="T51">11</text:span></text:span><text:span text:style-name="Strong_20_Emphasis"><text:span text:style-name="T17"> </text:span></text:span><text:span text:style-name="Strong_20_Emphasis"><text:span text:style-name="T14">SCHEDULE (</text:span></text:span><text:span text:style-name="Strong_20_Emphasis"><text:span text:style-name="T19">ตั้งเวลาทำงาน</text:span></text:span><text:span text:style-name="Strong_20_Emphasis"><text:span text:style-name="T14">)</text:span></text:span></text:p>
      <text:p text:style-name="P4"><text:span text:style-name="Strong_20_Emphasis"><text:span text:style-name="T17"><text:s text:c="5"/>3.12 </text:span></text:span><text:span text:style-name="Strong_20_Emphasis"><text:span text:style-name="T14">USERS (</text:span></text:span><text:span text:style-name="Strong_20_Emphasis"><text:span text:style-name="T19">ผู้ใช้งาน</text:span></text:span><text:span text:style-name="Strong_20_Emphasis"><text:span text:style-name="T14">)</text:span></text:span></text:p>
      <text:p text:style-name="P4"><text:span text:style-name="Strong_20_Emphasis"><text:span text:style-name="T17"><text:s text:c="5"/>3.13</text:span></text:span><text:span text:style-name="Strong_20_Emphasis"><text:span text:style-name="T14"> SWITCH_DATABASE (</text:span></text:span><text:span text:style-name="Strong_20_Emphasis"><text:span text:style-name="T19">สลับฐานข้อมูล</text:span></text:span><text:span text:style-name="Strong_20_Emphasis"><text:span text:style-name="T14">)</text:span></text:span></text:p>
      <text:p text:style-name="P24"><text:span text:style-name="Strong_20_Emphasis"><text:span text:style-name="T20"><text:s text:c="5"/>3.14 ชื่อฐานข้อมูล </text:span></text:span><text:span text:style-name="Strong_20_Emphasis"><text:span text:style-name="T61">web_scrapping_categories</text:span></text:span></text:p>
      <text:p text:style-name="P24"><text:span text:style-name="Strong_20_Emphasis"><text:span text:style-name="T62"><text:s text:c="5"/>3.</text:span></text:span><text:span text:style-name="Strong_20_Emphasis"><text:span text:style-name="T69">15</text:span></text:span><text:span text:style-name="Strong_20_Emphasis"><text:span text:style-name="T62"> ชื่อฐานข้อมูล web_scrapping_log</text:span></text:span></text:p>
      <text:p text:style-name="P24"><text:span text:style-name="Strong_20_Emphasis"><text:span text:style-name="T62"><text:s text:c="5"/>3.</text:span></text:span><text:span text:style-name="Strong_20_Emphasis"><text:span text:style-name="T69">16</text:span></text:span><text:span text:style-name="Strong_20_Emphasis"><text:span text:style-name="T62"> ชื่อฐานข้อมูล web-scrapping-db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63">1</text:span></text:span><text:span text:style-name="Strong_20_Emphasis"><text:span text:style-name="T61"> </text:span></text:span><text:span text:style-name="Strong_20_Emphasis"><text:span text:style-name="T63">ทดสอบการเข้าสู่ระบบ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70">2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จัดการเว็บ : เพิ่มข้อมูล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65">3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จัดการเว็บ : </text:span></text:span><text:span text:style-name="Strong_20_Emphasis"><text:span text:style-name="T65">แก้ไข</text:span></text:span><text:span text:style-name="Strong_20_Emphasis"><text:span text:style-name="T64">ข้อมูล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71">4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จัดการเว็บ : </text:span></text:span><text:span text:style-name="Strong_20_Emphasis"><text:span text:style-name="T66">ลบ</text:span></text:span><text:span text:style-name="Strong_20_Emphasis"><text:span text:style-name="T64">ข้อมูล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67">5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</text:span></text:span><text:span text:style-name="Strong_20_Emphasis"><text:span text:style-name="T67">ตั้งเวลาทำงาน</text:span></text:span><text:span text:style-name="Strong_20_Emphasis"><text:span text:style-name="T64"> : </text:span></text:span><text:span text:style-name="Strong_20_Emphasis"><text:span text:style-name="T67">เพิ่ม</text:span></text:span><text:span text:style-name="Strong_20_Emphasis"><text:span text:style-name="T64">ข้อมูล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67">6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</text:span></text:span><text:span text:style-name="Strong_20_Emphasis"><text:span text:style-name="T67">ตั้งเวลาทำงาน</text:span></text:span><text:span text:style-name="Strong_20_Emphasis"><text:span text:style-name="T64"> : </text:span></text:span><text:span text:style-name="Strong_20_Emphasis"><text:span text:style-name="T67">แก้ไข</text:span></text:span><text:span text:style-name="Strong_20_Emphasis"><text:span text:style-name="T64">ข้อมูล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68">7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</text:span></text:span><text:span text:style-name="Strong_20_Emphasis"><text:span text:style-name="T67">ตั้งเวลาทำงาน</text:span></text:span><text:span text:style-name="Strong_20_Emphasis"><text:span text:style-name="T64"> : </text:span></text:span><text:span text:style-name="Strong_20_Emphasis"><text:span text:style-name="T68">ลบ</text:span></text:span><text:span text:style-name="Strong_20_Emphasis"><text:span text:style-name="T64">ข้อมูล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72">8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</text:span></text:span><text:span text:style-name="Strong_20_Emphasis"><text:span text:style-name="T72">จัดการสมาชิก</text:span></text:span><text:span text:style-name="Strong_20_Emphasis"><text:span text:style-name="T64"> : </text:span></text:span><text:span text:style-name="Strong_20_Emphasis"><text:span text:style-name="T72">เพิ่ม</text:span></text:span><text:span text:style-name="Strong_20_Emphasis"><text:span text:style-name="T64">ข้อมูล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80">9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</text:span></text:span><text:span text:style-name="Strong_20_Emphasis"><text:span text:style-name="T72">จัดการสมาชิก</text:span></text:span><text:span text:style-name="Strong_20_Emphasis"><text:span text:style-name="T64"> : </text:span></text:span><text:span text:style-name="Strong_20_Emphasis"><text:span text:style-name="T73">แก้ไข</text:span></text:span><text:span text:style-name="Strong_20_Emphasis"><text:span text:style-name="T64">ข้อมูล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80">10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</text:span></text:span><text:span text:style-name="Strong_20_Emphasis"><text:span text:style-name="T72">จัดการสมาชิก</text:span></text:span><text:span text:style-name="Strong_20_Emphasis"><text:span text:style-name="T64"> : </text:span></text:span><text:span text:style-name="Strong_20_Emphasis"><text:span text:style-name="T74">เปลี่ยนรหัสผ่าน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80">11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</text:span></text:span><text:span text:style-name="Strong_20_Emphasis"><text:span text:style-name="T72">จัดการสมาชิก</text:span></text:span><text:span text:style-name="Strong_20_Emphasis"><text:span text:style-name="T64"> : </text:span></text:span><text:span text:style-name="Strong_20_Emphasis"><text:span text:style-name="T75">ลบข้อมูล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76">1</text:span></text:span><text:span text:style-name="Strong_20_Emphasis"><text:span text:style-name="T80">2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</text:span></text:span><text:span text:style-name="Strong_20_Emphasis"><text:span text:style-name="T72">จัดการ</text:span></text:span><text:span text:style-name="Strong_20_Emphasis"><text:span text:style-name="T76">สลับฐานข้อมูล</text:span></text:span><text:span text:style-name="Strong_20_Emphasis"><text:span text:style-name="T64"> : </text:span></text:span><text:span text:style-name="Strong_20_Emphasis"><text:span text:style-name="T76">เพิ่ม</text:span></text:span><text:span text:style-name="Strong_20_Emphasis"><text:span text:style-name="T75">ข้อมูล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76">1</text:span></text:span><text:span text:style-name="Strong_20_Emphasis"><text:span text:style-name="T80">3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</text:span></text:span><text:span text:style-name="Strong_20_Emphasis"><text:span text:style-name="T72">จัดการ</text:span></text:span><text:span text:style-name="Strong_20_Emphasis"><text:span text:style-name="T76">สลับฐานข้อมูล</text:span></text:span><text:span text:style-name="Strong_20_Emphasis"><text:span text:style-name="T64"> : </text:span></text:span><text:span text:style-name="Strong_20_Emphasis"><text:span text:style-name="T77">แก้ไข</text:span></text:span><text:span text:style-name="Strong_20_Emphasis"><text:span text:style-name="T75">ข้อมูล</text:span></text:span></text:p>
      <text:p text:style-name="P11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76">1</text:span></text:span><text:span text:style-name="Strong_20_Emphasis"><text:span text:style-name="T80">4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</text:span></text:span><text:span text:style-name="Strong_20_Emphasis"><text:span text:style-name="T72">จัดการ</text:span></text:span><text:span text:style-name="Strong_20_Emphasis"><text:span text:style-name="T76">สลับฐานข้อมูล</text:span></text:span><text:span text:style-name="Strong_20_Emphasis"><text:span text:style-name="T64"> : </text:span></text:span><text:span text:style-name="Strong_20_Emphasis"><text:span text:style-name="T78">ลบ</text:span></text:span><text:span text:style-name="Strong_20_Emphasis"><text:span text:style-name="T75">ข้อมูล</text:span></text:span></text:p>
      <text:p text:style-name="P12"><text:span text:style-name="Strong_20_Emphasis"><text:span text:style-name="T63"><text:s text:c="5"/>4</text:span></text:span><text:span text:style-name="Strong_20_Emphasis"><text:span text:style-name="T61">.</text:span></text:span><text:span text:style-name="Strong_20_Emphasis"><text:span text:style-name="T76">1</text:span></text:span><text:span text:style-name="Strong_20_Emphasis"><text:span text:style-name="T80">5</text:span></text:span><text:span text:style-name="Strong_20_Emphasis"><text:span text:style-name="T61"> </text:span></text:span><text:span text:style-name="Strong_20_Emphasis"><text:span text:style-name="T63">ทดสอบ</text:span></text:span><text:span text:style-name="Strong_20_Emphasis"><text:span text:style-name="T64">การ</text:span></text:span><text:span text:style-name="Strong_20_Emphasis"><text:span text:style-name="T72">จัดการ</text:span></text:span><text:span text:style-name="Strong_20_Emphasis"><text:span text:style-name="T76"> </text:span></text:span><text:span text:style-name="Strong_20_Emphasis"><text:span text:style-name="T79">Log</text:span></text:span><text:span text:style-name="Strong_20_Emphasis"><text:span text:style-name="T64"> : </text:span></text:span><text:span text:style-name="Strong_20_Emphasis"><text:span text:style-name="T79">แสดงข้อมูล Log</text:span></text:span></text:p>
      <text:p text:style-name="P32"><text:soft-page-break/>สารบัญ<text:span text:style-name="T55">ตาราง(ต่อ)</text:span></text:p>
      <text:p text:style-name="P32"/>
      <text:p text:style-name="P58">ตารางที่ <text:s text:c="98"/>หน้า</text:p>
      <text:p text:style-name="P12"><text:span text:style-name="Strong_20_Emphasis"><text:span text:style-name="T21"><text:s text:c="5"/>4</text:span></text:span><text:span text:style-name="Strong_20_Emphasis"><text:span text:style-name="T14">.</text:span></text:span><text:span text:style-name="Strong_20_Emphasis"><text:span text:style-name="T25">16</text:span></text:span><text:span text:style-name="Strong_20_Emphasis"><text:span text:style-name="T14"> </text:span></text:span><text:span text:style-name="Strong_20_Emphasis"><text:span text:style-name="T21">ทดสอบการค้นหา</text:span></text:span></text:p>
      <text:p text:style-name="P12"><text:span text:style-name="Strong_20_Emphasis"><text:span text:style-name="T21"><text:s text:c="5"/>4</text:span></text:span><text:span text:style-name="Strong_20_Emphasis"><text:span text:style-name="T14">.</text:span></text:span><text:span text:style-name="Strong_20_Emphasis"><text:span text:style-name="T25">17</text:span></text:span><text:span text:style-name="Strong_20_Emphasis"><text:span text:style-name="T14"> </text:span></text:span><text:span text:style-name="Strong_20_Emphasis"><text:span text:style-name="T21">ทดสอบการค้นหาโดยใช้ filter</text:span></text:span></text:p>
      <text:p text:style-name="P12"><text:span text:style-name="Strong_20_Emphasis"><text:span text:style-name="T21"><text:s text:c="5"/>4</text:span></text:span><text:span text:style-name="Strong_20_Emphasis"><text:span text:style-name="T14">.</text:span></text:span><text:span text:style-name="Strong_20_Emphasis"><text:span text:style-name="T25">18</text:span></text:span><text:span text:style-name="Strong_20_Emphasis"><text:span text:style-name="T14"> </text:span></text:span><text:span text:style-name="Strong_20_Emphasis"><text:span text:style-name="T21">ทดสอบเลือกหมวดหมู่</text:span></text:span></text:p>
      <text:p text:style-name="P12"><text:span text:style-name="Strong_20_Emphasis"><text:span text:style-name="T21"><text:s text:c="5"/>4</text:span></text:span><text:span text:style-name="Strong_20_Emphasis"><text:span text:style-name="T14">.</text:span></text:span><text:span text:style-name="Strong_20_Emphasis"><text:span text:style-name="T25">19</text:span></text:span><text:span text:style-name="Strong_20_Emphasis"><text:span text:style-name="T14"> </text:span></text:span><text:span text:style-name="Strong_20_Emphasis"><text:span text:style-name="T21">ทดสอบให้ start application ทำงานตามเวลาที่กำหนด</text:span></text:span></text:p>
      <text:p text:style-name="P12"><text:span text:style-name="Strong_20_Emphasis"><text:span text:style-name="T21"><text:s text:c="5"/>4</text:span></text:span><text:span text:style-name="Strong_20_Emphasis"><text:span text:style-name="T14">.</text:span></text:span><text:span text:style-name="Strong_20_Emphasis"><text:span text:style-name="T27">20</text:span></text:span><text:span text:style-name="Strong_20_Emphasis"><text:span text:style-name="T14"> </text:span></text:span><text:span text:style-name="Strong_20_Emphasis"><text:span text:style-name="T21">ทดสอบ push pop ข้อมูลใน Redis(NoSQL)</text:span></text:span></text:p>
      <text:p text:style-name="P12"><text:span text:style-name="Strong_20_Emphasis"><text:span text:style-name="T21"><text:s text:c="5"/>4</text:span></text:span><text:span text:style-name="Strong_20_Emphasis"><text:span text:style-name="T14">.</text:span></text:span><text:span text:style-name="Strong_20_Emphasis"><text:span text:style-name="T27">21</text:span></text:span><text:span text:style-name="Strong_20_Emphasis"><text:span text:style-name="T14"> </text:span></text:span><text:span text:style-name="Strong_20_Emphasis"><text:span text:style-name="T21">ทดสอบลบข้อมูลใน Redis(NoSQL)</text:span></text:span></text:p>
      <text:p text:style-name="P12"><text:span text:style-name="Strong_20_Emphasis"><text:span text:style-name="T21"><text:s text:c="5"/>4</text:span></text:span><text:span text:style-name="Strong_20_Emphasis"><text:span text:style-name="T14">.</text:span></text:span><text:span text:style-name="Strong_20_Emphasis"><text:span text:style-name="T27">22</text:span></text:span><text:span text:style-name="Strong_20_Emphasis"><text:span text:style-name="T14"> </text:span></text:span><text:span text:style-name="Strong_20_Emphasis"><text:span text:style-name="T21">ทดสอบสลับฐานข้อมูล(สลับสถานะในฐานข้อมูล)</text:span></text:span></text:p>
      <text:p text:style-name="P12"><text:span text:style-name="Strong_20_Emphasis"><text:span text:style-name="T21"><text:s text:c="5"/>4</text:span></text:span><text:span text:style-name="Strong_20_Emphasis"><text:span text:style-name="T14">.</text:span></text:span><text:span text:style-name="Strong_20_Emphasis"><text:span text:style-name="T27">23</text:span></text:span><text:span text:style-name="Strong_20_Emphasis"><text:span text:style-name="T14"> </text:span></text:span><text:span text:style-name="Strong_20_Emphasis"><text:span text:style-name="T21">ทดสอบลบข้อมูลใน Elasticsearch(NoSQL)</text:span></text:span></text:p>
      <text:p text:style-name="P12"><text:span text:style-name="Strong_20_Emphasis"><text:span text:style-name="T21"><text:s text:c="5"/>4</text:span></text:span><text:span text:style-name="Strong_20_Emphasis"><text:span text:style-name="T14">.</text:span></text:span><text:span text:style-name="Strong_20_Emphasis"><text:span text:style-name="T27">24</text:span></text:span><text:span text:style-name="Strong_20_Emphasis"><text:span text:style-name="T14"> </text:span></text:span><text:span text:style-name="Strong_20_Emphasis"><text:span text:style-name="T21">ทดสอบการจัดหมวดหมู่สินค้า</text:span></text:span></text:p>
      <text:p text:style-name="P12"><text:span text:style-name="Strong_20_Emphasis"><text:span text:style-name="T26"/></text:span></text:p>
      <text:p text:style-name="P21"/>
      <text:p text:style-name="P19"/>
      <text:p text:style-name="P28"/>
      <text:p text:style-name="P28"/>
      <text:p text:style-name="P28"/>
      <text:p text:style-name="P28"/>
      <text:p text:style-name="P28"/>
      <text:p text:style-name="P28"/>
      <text:p text:style-name="P3"/>
      <text:p text:style-name="P2"/>
      <text:p text:style-name="P2"/>
      <text:p text:style-name="P2"/>
      <text:p text:style-name="P8"/>
      <text:p text:style-name="P8"/>
      <text:p text:style-name="P8"/>
      <text:p text:style-name="P33"><text:soft-page-break/>สารบัญ<text:span text:style-name="T85">ภาพ</text:span></text:p>
      <text:p text:style-name="P33"/>
      <text:p text:style-name="P22"><text:span text:style-name="T85">ภาพที่ <text:s text:c="98"/></text:span>หน้า</text:p>
      <text:p text:style-name="P26"><text:span text:style-name="T1">3.1 ตัวอย่าง</text:span><text:span text:style-name="Strong_20_Emphasis"><text:span text:style-name="T5">Use Case Diagram</text:span></text:span></text:p>
      <text:p text:style-name="P26"><text:span text:style-name="Strong_20_Emphasis"><text:span text:style-name="T1">3.</text:span></text:span><text:span text:style-name="Strong_20_Emphasis"><text:span text:style-name="T8">2</text:span></text:span><text:span text:style-name="Strong_20_Emphasis"><text:span text:style-name="T1"> ตัวอย่าง</text:span></text:span><text:span text:style-name="Strong_20_Emphasis"><text:span text:style-name="T6">Sequence Diagram</text:span></text:span></text:p>
      <text:p text:style-name="P26"><text:span text:style-name="Strong_20_Emphasis"><text:span text:style-name="T1">3.</text:span></text:span><text:span text:style-name="Strong_20_Emphasis"><text:span text:style-name="T9">3</text:span></text:span><text:span text:style-name="Strong_20_Emphasis"><text:span text:style-name="T1"> ตัวอย่าง</text:span></text:span><text:span text:style-name="Strong_20_Emphasis"><text:span text:style-name="T7">Activity Diagram</text:span></text:span></text:p>
      <text:p text:style-name="P13"><text:span text:style-name="Strong_20_Emphasis"><text:span text:style-name="T14">3.</text:span></text:span><text:span text:style-name="Strong_20_Emphasis"><text:span text:style-name="T35">4</text:span></text:span><text:span text:style-name="Strong_20_Emphasis"><text:span text:style-name="T14"> ตัวอย่าง</text:span></text:span><text:span text:style-name="Strong_20_Emphasis"><text:span text:style-name="T28">Class Diagram</text:span></text:span></text:p>
      <text:p text:style-name="P13"><text:span text:style-name="Strong_20_Emphasis"><text:span text:style-name="T33">3.5 </text:span></text:span><text:span text:style-name="Strong_20_Emphasis"><text:span text:style-name="T14">Use Case Main Diagram</text:span></text:span></text:p>
      <text:p text:style-name="P13"><text:span text:style-name="Strong_20_Emphasis"><text:span text:style-name="T33">3.6 </text:span></text:span><text:span text:style-name="Strong_20_Emphasis"><text:span text:style-name="T14">Use Case Diagram </text:span></text:span><text:span text:style-name="Strong_20_Emphasis"><text:span text:style-name="T15">Log in</text:span></text:span></text:p>
      <text:p text:style-name="P13"><text:span text:style-name="Strong_20_Emphasis"><text:span text:style-name="T33">3.7 </text:span></text:span><text:span text:style-name="Strong_20_Emphasis"><text:span text:style-name="T14">Use Case Diagram </text:span></text:span><text:span text:style-name="Strong_20_Emphasis"><text:span text:style-name="T29">Web control</text:span></text:span></text:p>
      <text:p text:style-name="P13"><text:span text:style-name="Strong_20_Emphasis"><text:span text:style-name="T33">3.8 </text:span></text:span><text:span text:style-name="Strong_20_Emphasis"><text:span text:style-name="T14">Use Case Diagram </text:span></text:span><text:span text:style-name="Strong_20_Emphasis"><text:span text:style-name="T30">Schedule</text:span></text:span></text:p>
      <text:p text:style-name="P13"><text:span text:style-name="Strong_20_Emphasis"><text:span text:style-name="T33">3.9 </text:span></text:span><text:span text:style-name="Strong_20_Emphasis"><text:span text:style-name="T14">Use Case Diagram </text:span></text:span><text:span text:style-name="Strong_20_Emphasis"><text:span text:style-name="T31">Users</text:span></text:span></text:p>
      <text:p text:style-name="P5"><text:span text:style-name="Strong_20_Emphasis"><text:span text:style-name="T33">3.10 </text:span></text:span><text:span text:style-name="Strong_20_Emphasis"><text:span text:style-name="T14">Use Case Diagram </text:span></text:span><text:span text:style-name="Strong_20_Emphasis"><text:span text:style-name="T16">Switch database</text:span></text:span></text:p>
      <text:p text:style-name="P5"><text:span text:style-name="Strong_20_Emphasis"><text:span text:style-name="T33">3.11 Use Case Diagram Log</text:span></text:span></text:p>
      <text:p text:style-name="P5"><text:span text:style-name="Strong_20_Emphasis"><text:span text:style-name="T33">3.12 Use Case Diagram Search</text:span></text:span></text:p>
      <text:p text:style-name="P5"><text:span text:style-name="Strong_20_Emphasis"><text:span text:style-name="T33">3.13 Use Case Diagram Select category</text:span></text:span></text:p>
      <text:p text:style-name="P6"><text:span text:style-name="Strong_20_Emphasis"><text:span text:style-name="T33">3.14 Class Diagram</text:span></text:span></text:p>
      <text:p text:style-name="P6"><text:span text:style-name="Strong_20_Emphasis"><text:span text:style-name="T34">4.1 หลักการทำงานของระบบ web scrapping</text:span></text:span></text:p>
      <text:p text:style-name="P7"><text:span text:style-name="Strong_20_Emphasis"><text:span text:style-name="T34">4.2 Interfaceเข้าสู่ระบบ</text:span></text:span></text:p>
      <text:p text:style-name="P7"><text:span text:style-name="Strong_20_Emphasis"><text:span text:style-name="T34">4.3 Interface เรียกดูจัดการเว็บ</text:span></text:span></text:p>
      <text:p text:style-name="P14"><text:span text:style-name="Strong_20_Emphasis"><text:span text:style-name="T34">4.4 Interface เพิ่มเว็บ</text:span></text:span></text:p>
      <text:p text:style-name="P14"><text:span text:style-name="Strong_20_Emphasis"><text:span text:style-name="T34">4.5 Interface แก้ไขเว็บ</text:span></text:span></text:p>
      <text:p text:style-name="P14"><text:span text:style-name="Strong_20_Emphasis"><text:span text:style-name="T34">4.6 Interface แก้ไขสถานะเว็บ</text:span></text:span></text:p>
      <text:p text:style-name="P14"><text:span text:style-name="Strong_20_Emphasis"><text:span text:style-name="T34">4.7 Interface ลบเว็บ</text:span></text:span></text:p>
      <text:p text:style-name="P14"><text:span text:style-name="Strong_20_Emphasis"><text:span text:style-name="T34">4.8</text:span></text:span><text:span text:style-name="Strong_20_Emphasis"><text:span text:style-name="T33"> </text:span></text:span><text:span text:style-name="Strong_20_Emphasis"><text:span text:style-name="T32">Interface แสดงหน้าตั้งเวลาทำงาน</text:span></text:span></text:p>
      <text:p text:style-name="P14"><text:span text:style-name="Strong_20_Emphasis"><text:span text:style-name="T34">4.9</text:span></text:span><text:span text:style-name="Strong_20_Emphasis"><text:span text:style-name="T33"> </text:span></text:span><text:span text:style-name="Strong_20_Emphasis"><text:span text:style-name="T32">Interface เพิ่มตั้งเวลาทำงาน</text:span></text:span></text:p>
      <text:p text:style-name="P15"><text:span text:style-name="Strong_20_Emphasis"><text:span text:style-name="T34">4.10</text:span></text:span><text:span text:style-name="Strong_20_Emphasis"><text:span text:style-name="T33"> </text:span></text:span><text:span text:style-name="Strong_20_Emphasis"><text:span text:style-name="T32">Interface แก้ไขตั้งเวลาทำงาน</text:span></text:span></text:p>
      <text:p text:style-name="P15"><text:span text:style-name="Strong_20_Emphasis"><text:span text:style-name="T34">4.11</text:span></text:span><text:span text:style-name="Strong_20_Emphasis"><text:span text:style-name="T33"> </text:span></text:span><text:span text:style-name="Strong_20_Emphasis"><text:span text:style-name="T32">Interface ลบตั้งเวลาทำงาน</text:span></text:span></text:p>
      <text:p text:style-name="P15"><text:span text:style-name="Strong_20_Emphasis"><text:span text:style-name="T34">4.12</text:span></text:span><text:span text:style-name="Strong_20_Emphasis"><text:span text:style-name="T33"> </text:span></text:span><text:span text:style-name="Strong_20_Emphasis"><text:span text:style-name="T32">Interface แสดงหน้าจัดการสมาชิก</text:span></text:span></text:p>
      <text:p text:style-name="P15"><text:span text:style-name="Strong_20_Emphasis"><text:span text:style-name="T34">4.13</text:span></text:span><text:span text:style-name="Strong_20_Emphasis"><text:span text:style-name="T33"> </text:span></text:span><text:span text:style-name="Strong_20_Emphasis"><text:span text:style-name="T32">Interface เพิ่มสมาชิก</text:span></text:span></text:p>
      <text:p text:style-name="P15"><text:span text:style-name="Strong_20_Emphasis"><text:span text:style-name="T34">4.14</text:span></text:span><text:span text:style-name="Strong_20_Emphasis"><text:span text:style-name="T33"> </text:span></text:span><text:span text:style-name="Strong_20_Emphasis"><text:span text:style-name="T32">Interface แก้ไขสมาชิก</text:span></text:span></text:p>
      <text:p text:style-name="P15"><text:span text:style-name="Strong_20_Emphasis"><text:span text:style-name="T34">4.15</text:span></text:span><text:span text:style-name="Strong_20_Emphasis"><text:span text:style-name="T33"> </text:span></text:span><text:span text:style-name="Strong_20_Emphasis"><text:span text:style-name="T32">Interface เปลี่ยนรหัสผ่านสมาชิก</text:span></text:span></text:p>
      <text:p text:style-name="P15"><text:span text:style-name="Strong_20_Emphasis"><text:span text:style-name="T32"/></text:span></text:p>
      <text:p text:style-name="P15"><text:span text:style-name="Strong_20_Emphasis"><text:span text:style-name="T32"/></text:span></text:p>
      <text:p text:style-name="P34"><text:soft-page-break/>สารบัญ<text:span text:style-name="T85">ภาพ(ต่อ)</text:span></text:p>
      <text:p text:style-name="P34"/>
      <text:p text:style-name="P23"><text:span text:style-name="Strong_20_Emphasis"><text:span text:style-name="T11">ภาพที่ <text:s text:c="98"/></text:span></text:span><text:span text:style-name="Strong_20_Emphasis"><text:span text:style-name="T10">หน้า</text:span></text:span></text:p>
      <text:p text:style-name="P16"><text:span text:style-name="Strong_20_Emphasis"><text:span text:style-name="T34">4.16</text:span></text:span><text:span text:style-name="Strong_20_Emphasis"><text:span text:style-name="T33"> </text:span></text:span><text:span text:style-name="Strong_20_Emphasis"><text:span text:style-name="T32">Interface ลบสมาชิก</text:span></text:span></text:p>
      <text:p text:style-name="P16"><text:span text:style-name="Strong_20_Emphasis"><text:span text:style-name="T34">4.17</text:span></text:span><text:span text:style-name="Strong_20_Emphasis"><text:span text:style-name="T33"> </text:span></text:span><text:span text:style-name="Strong_20_Emphasis"><text:span text:style-name="T32">Interface แสดงหน้าจัดการสลับฐานข้อมูล</text:span></text:span></text:p>
      <text:p text:style-name="P16"><text:span text:style-name="Strong_20_Emphasis"><text:span text:style-name="T34">4.18</text:span></text:span><text:span text:style-name="Strong_20_Emphasis"><text:span text:style-name="T33"> </text:span></text:span><text:span text:style-name="Strong_20_Emphasis"><text:span text:style-name="T32">Interface สร้างชื่อฐานข้อมูล</text:span></text:span></text:p>
      <text:p text:style-name="P16"><text:span text:style-name="Strong_20_Emphasis"><text:span text:style-name="T34">4.19</text:span></text:span><text:span text:style-name="Strong_20_Emphasis"><text:span text:style-name="T33"> </text:span></text:span><text:span text:style-name="Strong_20_Emphasis"><text:span text:style-name="T32">Interface แก้ไขชื่อฐานข้อมูล</text:span></text:span></text:p>
      <text:p text:style-name="P16"><text:span text:style-name="Strong_20_Emphasis"><text:span text:style-name="T34">4.20</text:span></text:span><text:span text:style-name="Strong_20_Emphasis"><text:span text:style-name="T33"> </text:span></text:span><text:span text:style-name="Strong_20_Emphasis"><text:span text:style-name="T32">Interface แก้ไขสถานะฐานข้อมูล</text:span></text:span></text:p>
      <text:p text:style-name="P16"><text:span text:style-name="Strong_20_Emphasis"><text:span text:style-name="T34">4.21</text:span></text:span><text:span text:style-name="Strong_20_Emphasis"><text:span text:style-name="T33"> </text:span></text:span><text:span text:style-name="Strong_20_Emphasis"><text:span text:style-name="T32">Interface ลบชื่อฐานข้อมูล</text:span></text:span></text:p>
      <text:p text:style-name="P16"><text:span text:style-name="Strong_20_Emphasis"><text:span text:style-name="T34">4.22</text:span></text:span><text:span text:style-name="Strong_20_Emphasis"><text:span text:style-name="T33"> </text:span></text:span><text:span text:style-name="Strong_20_Emphasis"><text:span text:style-name="T32">Interface แสดง Log</text:span></text:span></text:p>
      <text:p text:style-name="P16"><text:span text:style-name="Strong_20_Emphasis"><text:span text:style-name="T34">4.23</text:span></text:span><text:span text:style-name="Strong_20_Emphasis"><text:span text:style-name="T33"> </text:span></text:span><text:span text:style-name="Strong_20_Emphasis"><text:span text:style-name="T32">Interface เลือกวันที่เพื่อแสดง Log</text:span></text:span></text:p>
      <text:p text:style-name="P16"><text:span text:style-name="Strong_20_Emphasis"><text:span text:style-name="T34">4.24</text:span></text:span><text:span text:style-name="Strong_20_Emphasis"><text:span text:style-name="T33"> </text:span></text:span><text:span text:style-name="Strong_20_Emphasis"><text:span text:style-name="T36">Mobile interface หน้าแรก</text:span></text:span></text:p>
      <text:p text:style-name="P16"><text:span text:style-name="Strong_20_Emphasis"><text:span text:style-name="T34">4.25</text:span></text:span><text:span text:style-name="Strong_20_Emphasis"><text:span text:style-name="T33"> </text:span></text:span><text:span text:style-name="Strong_20_Emphasis"><text:span text:style-name="T36">Mobile interface ค้นหา</text:span></text:span></text:p>
      <text:p text:style-name="P16"><text:span text:style-name="Strong_20_Emphasis"><text:span text:style-name="T34">4.26</text:span></text:span><text:span text:style-name="Strong_20_Emphasis"><text:span text:style-name="T33"> </text:span></text:span><text:span text:style-name="Strong_20_Emphasis"><text:span text:style-name="T36">Mobile interface filterค้นหา</text:span></text:span></text:p>
      <text:p text:style-name="P16"><text:span text:style-name="Strong_20_Emphasis"><text:span text:style-name="T34">4.27</text:span></text:span><text:span text:style-name="Strong_20_Emphasis"><text:span text:style-name="T33"> </text:span></text:span><text:span text:style-name="Strong_20_Emphasis"><text:span text:style-name="T36">Mobile interface หมวดหมู่สินค้า</text:span></text:span></text:p>
      <text:p text:style-name="P17"><text:span text:style-name="Strong_20_Emphasis"><text:span text:style-name="T36"/></text:span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96a120" officeooo:paragraph-rsid="0096a120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ก, ข, ค, ..." text:select-page="current">ช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0-09-15T22:54:28.371967494</dc:date>
    <meta:editing-duration>PT5H46M49S</meta:editing-duration>
    <meta:editing-cycles>117</meta:editing-cycles>
    <meta:generator>LibreOffice/6.0.7.3$Linux_X86_64 LibreOffice_project/00m0$Build-3</meta:generator>
    <meta:document-statistic meta:table-count="0" meta:image-count="0" meta:object-count="0" meta:page-count="7" meta:paragraph-count="136" meta:word-count="795" meta:character-count="5102" meta:non-whitespace-character-count="3207"/>
  </office:meta>
</office:document-meta>
</file>